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6f6" officeooo:paragraph-rsid="001476f6"/>
    </style:style>
    <style:style style:name="P2" style:family="paragraph" style:parent-style-name="Standard">
      <style:text-properties fo:font-weight="bold" officeooo:rsid="001476f6" officeooo:paragraph-rsid="001476f6" style:font-weight-asian="bold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476f6" officeooo:paragraph-rsid="001476f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MySQL Training Syllabus</text:p>
      <text:p text:style-name="P3"/>
      <text:p text:style-name="P1"/>
      <text:p text:style-name="P2">Theory, Terminology and Concepts</text:p>
      <text:p text:style-name="P1"/>
      <text:p text:style-name="P1"><text:s text:c="4"/>Client/Server Concepts</text:p>
      <text:p text:style-name="P1"><text:s text:c="4"/>Database and Database Objects</text:p>
      <text:p text:style-name="P1"/>
      <text:p text:style-name="P2">Data Definition using SQL</text:p>
      <text:p text:style-name="P1"/>
      <text:p text:style-name="P1"><text:s text:c="4"/>Databases</text:p>
      <text:p text:style-name="P1"><text:s text:c="4"/>Data Types</text:p>
      <text:p text:style-name="P1"><text:s text:c="4"/>Tables</text:p>
      <text:p text:style-name="P1"><text:s text:c="4"/>Constraints and Indexes</text:p>
      <text:p text:style-name="P1"><text:s text:c="4"/>Views</text:p>
      <text:p text:style-name="P1"/>
      <text:p text:style-name="P2">Basic Data Manipulation using SQL</text:p>
      <text:p text:style-name="P1"/>
      <text:p text:style-name="P1"><text:s text:c="4"/>Recurring SQL Constructs</text:p>
      <text:p text:style-name="P1"><text:s text:c="4"/>Adding data</text:p>
      <text:p text:style-name="P1"><text:s text:c="4"/>Modifying data</text:p>
      <text:p text:style-name="P1"><text:s text:c="4"/>Removing data</text:p>
      <text:p text:style-name="P1"><text:s text:c="4"/>Searching data</text:p>
      <text:p text:style-name="P1"/>
      <text:p text:style-name="P2">Advanced Data Manipulation using SQL</text:p>
      <text:p text:style-name="P1"/>
      <text:p text:style-name="P1"><text:s text:c="4"/>Expressions</text:p>
      <text:p text:style-name="P1"><text:s text:c="4"/>Grouping and Aggregate Functions</text:p>
      <text:p text:style-name="P1"><text:s text:c="4"/>Joining Tables</text:p>
      <text:p text:style-name="P1"/>
      <text:p text:style-name="P2">Transactions</text:p>
      <text:p text:style-name="P1"/>
      <text:p text:style-name="P1"><text:s text:c="4"/>Transaction Concepts</text:p>
      <text:p text:style-name="P1"><text:s text:c="4"/>SQL for working with Transaction</text:p>
      <text:p text:style-name="P1"/>
      <text:p text:style-name="P1">I<text:span text:style-name="T1">mport/Export</text:span></text:p>
      <text:p text:style-name="P1"/>
      <text:p text:style-name="P1"><text:s text:c="4"/>Tools for Import/Export</text:p>
      <text:p text:style-name="P1"><text:s text:c="4"/>SQL for Import/Ex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7:23:40.697214842</meta:creation-date>
    <dc:date>2014-10-10T17:25:12.647298226</dc:date>
    <meta:editing-duration>P0D</meta:editing-duration>
    <meta:editing-cycles>1</meta:editing-cycles>
    <meta:document-statistic meta:table-count="0" meta:image-count="0" meta:object-count="0" meta:page-count="1" meta:paragraph-count="26" meta:word-count="68" meta:character-count="583" meta:non-whitespace-character-count="465"/>
    <meta:generator>LibreOffice/4.2.3.3$Linux_x86 LibreOffice_project/420m0$Build-3</meta:generator>
  </office:meta>
</office:document-meta>
</file>